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LobHandlerTests.testGetBlobAsBy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LobHandlerTests.testSetBlobAsBy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LobHandlerTests.testSetClobAsAscii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LobHandlerTests.testSetBlobAsBinary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LobHandlerTests.testSetBlobAsBinaryStreamWithou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LobHandlerTests.testGetClobAsCharacter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LobHandlerTests.testSetClobAsCharacter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LobHandlerTests.testGetBlobAsBinary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LobHandlerTests.testSetClobAs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LobHandlerTests.testGetClobAsAscii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LobHandlerTests.testSetClobAsAsciiStreamWithou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LobHandlerTests.testGetClobAs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LobHandlerTests.testSetClobAsCharacterStreamWithou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